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2.925cm" fo:min-width="2.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1.532cm"/>
    </style:style>
    <style:style style:name="gr4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2.417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gr7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ff" draw:fill-color="#3333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Fine_20_Dashed" svg:stroke-color="#cc9900" draw:fill="none" draw:textarea-horizontal-align="justify" draw:textarea-vertical-align="middle" draw:auto-grow-height="false" fo:min-height="2.417cm" fo:min-width="1.532cm"/>
    </style:style>
    <style:style style:name="gr10" style:family="graphic" style:parent-style-name="standard">
      <style:graphic-properties draw:stroke="dash" draw:stroke-dash="Fine_20_Dashed" svg:stroke-color="#00cc33" draw:fill="none" draw:textarea-horizontal-align="justify" draw:textarea-vertical-align="middle" draw:auto-grow-height="false" fo:min-height="2.417cm" fo:min-width="1.532cm"/>
    </style:style>
    <style:style style:name="gr11" style:family="graphic" style:parent-style-name="standard">
      <style:graphic-properties draw:stroke="none" svg:stroke-color="#000000" draw:fill="none" draw:fill-color="#ffffff" fo:min-height="0.789cm"/>
    </style:style>
    <style:style style:name="gr12" style:family="graphic" style:parent-style-name="standard">
      <style:graphic-properties draw:stroke="none" svg:stroke-color="#000000" draw:fill="none" draw:fill-color="#ffffff" fo:min-height="0.788cm"/>
    </style:style>
    <style:style style:name="gr13" style:family="graphic" style:parent-style-name="standard">
      <style:graphic-properties draw:stroke="none" svg:stroke-color="#000000" draw:fill="none" draw:fill-color="#ffffff" fo:min-height="0.863cm"/>
    </style:style>
    <style:style style:name="gr14" style:family="graphic" style:parent-style-name="standard">
      <style:graphic-properties draw:stroke="dash" draw:stroke-dash="Fine_20_Dashed" svg:stroke-color="#00cc00" draw:fill="none" draw:textarea-horizontal-align="justify" draw:textarea-vertical-align="middle" draw:auto-grow-height="false" fo:min-height="2.417cm" fo:min-width="1.532cm"/>
    </style:style>
    <style:style style:name="gr15" style:family="graphic" style:parent-style-name="standard">
      <style:graphic-properties draw:stroke="none" svg:stroke-color="#000000" draw:fill="none" draw:fill-color="#ffffff" fo:min-height="0.713cm"/>
    </style:style>
    <style:style style:name="gr16" style:family="graphic" style:parent-style-name="standard">
      <style:graphic-properties draw:stroke="none" svg:stroke-color="#000000" draw:fill="none" draw:fill-color="#ffffff" fo:min-height="0.239cm"/>
    </style:style>
    <style:style style:name="gr17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541cm"/>
    </style:style>
    <style:style style:name="gr19" style:family="graphic" style:parent-style-name="standard">
      <style:graphic-properties draw:stroke="none" svg:stroke-color="#000000" draw:fill="none" draw:fill-color="#ffffff" fo:min-height="0.287cm"/>
    </style:style>
    <style:style style:name="gr20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3.792cm" fo:min-width="6.23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3.284cm" fo:min-width="5.723cm"/>
    </style:style>
    <style:style style:name="gr23" style:family="graphic" style:parent-style-name="objectwithoutfill">
      <style:graphic-properties svg:stroke-color="#3399ff" draw:fill="none" draw:textarea-vertical-align="middle"/>
    </style:style>
    <style:style style:name="gr24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3.284cm" fo:min-width="5.723cm"/>
    </style:style>
    <style:style style:name="gr25" style:family="graphic" style:parent-style-name="standard">
      <style:graphic-properties draw:stroke="none" svg:stroke-color="#000000" draw:fill="none" draw:fill-color="#ffffff" fo:min-height="0.352cm"/>
    </style:style>
    <style:style style:name="gr26" style:family="graphic" style:parent-style-name="objectwithoutfill">
      <style:graphic-properties svg:stroke-color="#ff333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339cm"/>
    </style:style>
    <style:style style:name="gr28" style:family="graphic" style:parent-style-name="standard">
      <style:graphic-properties draw:stroke="none" svg:stroke-color="#000000" draw:fill="none" draw:fill-color="#ffffff" fo:min-he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-color="#3333ff"/>
      <style:paragraph-properties fo:text-align="center"/>
    </style:style>
    <style:style style:name="P7" style:family="paragraph">
      <style:text-properties fo:color="#0066ff" fo:font-size="9pt" style:font-size-asian="9pt" style:font-size-complex="9pt"/>
    </style:style>
    <style:style style:name="P8" style:family="paragraph">
      <loext:graphic-properties draw:fill="none" draw:fill-color="#ffffff"/>
      <style:text-properties fo:color="#0066ff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-33% 58%" fo:font-size="9pt" style:font-size-asian="9pt" style:font-size-complex="9pt"/>
    </style:style>
    <style:style style:name="T3" style:family="text">
      <style:text-properties fo:color="#0066ff" fo:font-size="9pt" style:font-size-asian="9pt" style:font-size-complex="9pt"/>
    </style:style>
    <style:style style:name="T4" style:family="text">
      <style:text-properties fo:color="#0066ff" style:text-position="-33%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318cm" svg:y1="4.937cm" svg:x2="16.367cm" svg:y2="4.937cm">
          <text:p/>
        </draw:line>
        <draw:custom-shape draw:style-name="gr2" draw:text-style-name="P2" draw:layer="layout" svg:width="2.54cm" svg:height="3.175cm" svg:x="3.921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2.667cm" svg:x="4.175cm" svg:y="2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2.667cm" svg:x="4.175cm" svg:y="2.90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969cm" svg:y1="6.207cm" svg:x2="6.969cm" svg:y2="4.937cm">
          <text:p/>
        </draw:line>
        <draw:line draw:style-name="gr5" draw:text-style-name="P1" draw:layer="layout" svg:x1="6.969cm" svg:y1="6.207cm" svg:x2="5.953cm" svg:y2="6.207cm">
          <text:p/>
        </draw:line>
        <draw:frame draw:style-name="gr6" draw:text-style-name="P5" draw:layer="layout" svg:width="0.381cm" svg:height="0.607cm" svg:x="6.742cm" svg:y="4.429cm">
          <draw:text-box>
            <text:p text:style-name="P4"><text:span text:style-name="T1">X</text:span></text:p>
          </draw:text-box>
        </draw:frame>
        <draw:frame draw:style-name="gr6" draw:text-style-name="P5" draw:layer="layout" svg:width="0.381cm" svg:height="0.607cm" svg:x="5.543cm" svg:y="6.03cm">
          <draw:text-box>
            <text:p text:style-name="P4"><text:span text:style-name="T1">Y</text:span></text:p>
          </draw:text-box>
        </draw:frame>
        <draw:line draw:style-name="gr7" draw:text-style-name="P1" draw:layer="layout" svg:x1="5.191cm" svg:y1="4.937cm" svg:x2="5.191cm" svg:y2="4.048cm">
          <text:p/>
        </draw:line>
        <draw:custom-shape draw:style-name="gr8" draw:text-style-name="P6" draw:layer="layout" svg:width="0.254cm" svg:height="0.254cm" svg:x="5.06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5.065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3.175cm" svg:x="7.821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2.667cm" svg:x="8.075cm" svg:y="2.9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2.667cm" svg:x="8.075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4cm" svg:height="0.254cm" svg:x="8.96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3.175cm" svg:x="11.121cm" svg:y="3.5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2.667cm" svg:x="11.375cm" svg:y="3.8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2.667cm" svg:x="11.375cm" svg:y="3.8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4cm" svg:height="0.254cm" svg:x="12.265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342cm" svg:height="1.039cm" svg:x="4.357cm" svg:y="3.284cm">
          <draw:text-box>
            <text:p text:style-name="P4"><text:span text:style-name="T1">k+1</text:span></text:p>
          </draw:text-box>
        </draw:frame>
        <draw:frame draw:style-name="gr12" draw:text-style-name="P5" draw:layer="layout" svg:width="1.171cm" svg:height="1.038cm" svg:x="7.957cm" svg:y="4.984cm">
          <draw:text-box>
            <text:p text:style-name="P4"><text:span text:style-name="T1">Y</text:span><text:span text:style-name="T2">k</text:span></text:p>
          </draw:text-box>
        </draw:frame>
        <draw:frame draw:style-name="gr13" draw:text-style-name="P5" draw:layer="layout" svg:width="1.172cm" svg:height="1.113cm" svg:x="11.258cm" svg:y="4.985cm">
          <draw:text-box>
            <text:p text:style-name="P4"><text:span text:style-name="T1">Y</text:span><text:span text:style-name="T2">k</text:span><text:span text:style-name="T2">+1</text:span></text:p>
          </draw:text-box>
        </draw:frame>
        <draw:custom-shape draw:style-name="gr9" draw:text-style-name="P1" draw:layer="layout" svg:width="2.032cm" svg:height="2.667cm" svg:x="14.375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4cm" svg:height="0.254cm" svg:x="15.26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032cm" svg:height="2.667cm" svg:x="14.375cm" svg:y="3.8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4cm" svg:height="0.254cm" svg:x="15.265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381cm" svg:height="0.607cm" svg:x="14.557cm" svg:y="2.884cm">
          <draw:text-box>
            <text:p text:style-name="P4"><text:span text:style-name="T1">k</text:span></text:p>
          </draw:text-box>
        </draw:frame>
        <draw:frame draw:style-name="gr15" draw:text-style-name="P5" draw:layer="layout" svg:width="1.247cm" svg:height="0.963cm" svg:x="14.358cm" svg:y="5.985cm">
          <draw:text-box>
            <text:p text:style-name="P4"><text:span text:style-name="T1">k+1</text:span></text:p>
          </draw:text-box>
        </draw:frame>
        <draw:frame draw:style-name="gr6" draw:text-style-name="P5" draw:layer="layout" svg:width="0.381cm" svg:height="0.607cm" svg:x="6.943cm" svg:y="6.03cm">
          <draw:text-box>
            <text:p text:style-name="P4"><text:span text:style-name="T1">O</text:span></text:p>
          </draw:text-box>
        </draw:frame>
        <draw:frame draw:style-name="gr16" draw:text-style-name="P5" draw:layer="layout" svg:width="0.789cm" svg:height="0.607cm" svg:x="4.556cm" svg:y="4.883cm">
          <draw:text-box>
            <text:p text:style-name="P4"><text:span text:style-name="T1">k</text:span></text:p>
          </draw:text-box>
        </draw:frame>
        <draw:line draw:style-name="gr17" draw:text-style-name="P1" draw:layer="layout" svg:x1="8.965cm" svg:y1="4.937cm" svg:x2="8.33cm" svg:y2="4.937cm">
          <text:p/>
        </draw:line>
        <draw:line draw:style-name="gr17" draw:text-style-name="P1" draw:layer="layout" svg:x1="12.264cm" svg:y1="4.937cm" svg:x2="11.629cm" svg:y2="4.937cm">
          <text:p/>
        </draw:line>
        <draw:line draw:style-name="gr17" draw:text-style-name="P1" draw:layer="layout" svg:x1="9.082cm" svg:y1="4.81cm" svg:x2="9.082cm" svg:y2="3.921cm">
          <text:p/>
        </draw:line>
        <draw:line draw:style-name="gr17" draw:text-style-name="P1" draw:layer="layout" svg:x1="12.382cm" svg:y1="4.811cm" svg:x2="12.382cm" svg:y2="3.922cm">
          <text:p/>
        </draw:line>
        <draw:frame draw:style-name="gr18" draw:text-style-name="P5" draw:layer="layout" svg:width="1.132cm" svg:height="0.791cm" svg:x="8.758cm" svg:y="3.384cm">
          <draw:text-box>
            <text:p text:style-name="P4"><text:span text:style-name="T1">X</text:span><text:span text:style-name="T2">k</text:span></text:p>
          </draw:text-box>
        </draw:frame>
        <draw:frame draw:style-name="gr19" draw:text-style-name="P5" draw:layer="layout" svg:width="1.041cm" svg:height="0.682cm" svg:x="11.959cm" svg:y="3.384cm">
          <draw:text-box>
            <text:p text:style-name="P4"><text:span text:style-name="T1">X</text:span><text:span text:style-name="T2">k+1</text:span></text:p>
          </draw:text-box>
        </draw:frame>
        <draw:frame draw:style-name="gr12" draw:text-style-name="P8" draw:layer="layout" svg:width="1.062cm" svg:height="1.038cm" svg:x="5.218cm" svg:y="4.229cm">
          <draw:text-box>
            <text:p text:style-name="P7"><text:span text:style-name="T3">T</text:span><text:span text:style-name="T4">k</text:span></text:p>
          </draw:text-box>
        </draw:frame>
        <draw:frame draw:style-name="gr12" draw:text-style-name="P8" draw:layer="layout" svg:width="1.143cm" svg:height="1.038cm" svg:x="15.424cm" svg:y="3.137cm">
          <draw:text-box>
            <text:p text:style-name="P7"><text:span text:style-name="T3">T</text:span><text:span text:style-name="T4">k</text:span></text:p>
          </draw:text-box>
        </draw:frame>
        <draw:line draw:style-name="gr20" draw:text-style-name="P1" draw:layer="layout" svg:x1="15.356cm" svg:y1="3.794cm" svg:x2="15.356cm" svg:y2="2.905cm">
          <text:p/>
        </draw:line>
        <draw:custom-shape draw:style-name="gr21" draw:text-style-name="P2" draw:layer="layout" svg:width="6.731cm" svg:height="4.042cm" svg:x="3.921cm" svg:y="9.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6.223cm" svg:height="3.534cm" svg:x="4.175cm" svg:y="9.40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7.223cm" svg:y1="11.922cm" svg:x2="9.255cm" svg:y2="11.16cm">
          <text:p/>
        </draw:line>
        <draw:custom-shape draw:style-name="gr24" draw:text-style-name="P1" draw:layer="layout" svg:width="6.223cm" svg:height="3.534cm" svg:x="4.175cm" svg:y="9.4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769cm" svg:y1="13.706cm" svg:x2="11.769cm" svg:y2="12.436cm">
          <text:p/>
        </draw:line>
        <draw:line draw:style-name="gr5" draw:text-style-name="P1" draw:layer="layout" svg:x1="11.769cm" svg:y1="13.706cm" svg:x2="10.753cm" svg:y2="13.706cm">
          <text:p/>
        </draw:line>
        <draw:frame draw:style-name="gr6" draw:text-style-name="P5" draw:layer="layout" svg:width="0.381cm" svg:height="0.607cm" svg:x="11.542cm" svg:y="11.928cm">
          <draw:text-box>
            <text:p text:style-name="P4"><text:span text:style-name="T1">X</text:span></text:p>
          </draw:text-box>
        </draw:frame>
        <draw:frame draw:style-name="gr6" draw:text-style-name="P5" draw:layer="layout" svg:width="0.381cm" svg:height="0.607cm" svg:x="10.343cm" svg:y="13.529cm">
          <draw:text-box>
            <text:p text:style-name="P4"><text:span text:style-name="T1">Y</text:span></text:p>
          </draw:text-box>
        </draw:frame>
        <draw:frame draw:style-name="gr6" draw:text-style-name="P5" draw:layer="layout" svg:width="0.381cm" svg:height="0.607cm" svg:x="11.743cm" svg:y="13.529cm">
          <draw:text-box>
            <text:p text:style-name="P4"><text:span text:style-name="T1">O</text:span></text:p>
          </draw:text-box>
        </draw:frame>
        <draw:frame draw:style-name="gr25" draw:text-style-name="P5" draw:layer="layout" svg:width="1.002cm" svg:height="0.682cm" svg:x="5.956cm" svg:y="11.982cm">
          <draw:text-box>
            <text:p text:style-name="P4"><text:span text:style-name="T1">Y</text:span><text:span text:style-name="T2">k</text:span></text:p>
          </draw:text-box>
        </draw:frame>
        <draw:frame draw:style-name="gr12" draw:text-style-name="P8" draw:layer="layout" svg:width="1.062cm" svg:height="1.038cm" svg:x="7.618cm" svg:y="11.028cm">
          <draw:text-box>
            <text:p text:style-name="P7"><text:span text:style-name="T3">T</text:span><text:span text:style-name="T4">k</text:span></text:p>
          </draw:text-box>
        </draw:frame>
        <draw:line draw:style-name="gr26" draw:text-style-name="P1" draw:layer="layout" svg:x1="7.223cm" svg:y1="11.922cm" svg:x2="4.81cm" svg:y2="9.382cm">
          <text:p/>
        </draw:line>
        <draw:custom-shape draw:style-name="gr8" draw:text-style-name="P6" draw:layer="layout" svg:width="0.254cm" svg:height="0.254cm" svg:x="7.071cm" svg:y="1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7.072cm" svg:y1="11.949cm" svg:x2="6.437cm" svg:y2="11.949cm">
          <text:p/>
        </draw:line>
        <draw:line draw:style-name="gr17" draw:text-style-name="P1" draw:layer="layout" svg:x1="7.189cm" svg:y1="11.822cm" svg:x2="7.189cm" svg:y2="10.933cm">
          <text:p/>
        </draw:line>
        <draw:line draw:style-name="gr26" draw:text-style-name="P1" draw:layer="layout" svg:x1="9.382cm" svg:y1="11.16cm" svg:x2="4.81cm" svg:y2="9.382cm">
          <text:p/>
        </draw:line>
        <draw:line draw:style-name="gr23" draw:text-style-name="P1" draw:layer="layout" svg:x1="9.334cm" svg:y1="11.015cm" svg:x2="9.334cm" svg:y2="9.745cm">
          <text:p/>
        </draw:line>
        <draw:custom-shape draw:style-name="gr8" draw:text-style-name="P6" draw:layer="layout" svg:width="0.254cm" svg:height="0.254cm" draw:transform="rotate (0.523598775598299) translate (9.174cm 11.0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9.239cm" svg:y1="11.16cm" svg:x2="8.689cm" svg:y2="11.478cm">
          <text:p/>
        </draw:line>
        <draw:line draw:style-name="gr17" draw:text-style-name="P1" draw:layer="layout" svg:x1="9.278cm" svg:y1="10.992cm" svg:x2="8.833cm" svg:y2="10.222cm">
          <text:p/>
        </draw:line>
        <draw:frame draw:style-name="gr25" draw:text-style-name="P5" draw:layer="layout" svg:width="1.002cm" svg:height="0.682cm" svg:x="6.756cm" svg:y="10.282cm">
          <draw:text-box>
            <text:p text:style-name="P4"><text:span text:style-name="T1">X</text:span><text:span text:style-name="T2">k</text:span></text:p>
          </draw:text-box>
        </draw:frame>
        <draw:frame draw:style-name="gr27" draw:text-style-name="P5" draw:layer="layout" svg:width="1.126cm" svg:height="0.682cm" svg:x="8.256cm" svg:y="9.582cm">
          <draw:text-box>
            <text:p text:style-name="P4"><text:span text:style-name="T1">X</text:span><text:span text:style-name="T2">k</text:span><text:span text:style-name="T2">+</text:span><text:span text:style-name="T2">1</text:span></text:p>
          </draw:text-box>
        </draw:frame>
        <draw:frame draw:style-name="gr28" draw:text-style-name="P5" draw:layer="layout" svg:width="1.153cm" svg:height="0.682cm" svg:x="8.356cm" svg:y="11.382cm">
          <draw:text-box>
            <text:p text:style-name="P4"><text:span text:style-name="T1">Y</text:span><text:span text:style-name="T2">k</text:span><text:span text:style-name="T2">+</text:span><text:span text:style-name="T2">1</text:span></text:p>
          </draw:text-box>
        </draw:frame>
        <draw:frame draw:style-name="gr13" draw:text-style-name="P5" draw:layer="layout" svg:width="2.413cm" svg:height="1.113cm" svg:x="4.048cm" svg:y="8.874cm">
          <draw:text-box>
            <text:p text:style-name="P4"><text:span text:style-name="T1">q</text:span><text:span text:style-name="T2">k</text:span><text:span text:style-name="T2">+</text:span><text:span text:style-name="T2">1</text:span><text:span text:style-name="T1">(</text:span><text:span text:style-name="T1">j</text:span><text:span text:style-name="T1">)</text:span><text:span text:style-name="T1">/</text:span><text:span text:style-name="T1">q</text:span><text:span text:style-name="T2">k</text:span><text:span text:style-name="T1">(</text:span><text:span text:style-name="T1">J</text:span><text:span text:style-name="T1">(</text:span><text:span text:style-name="T1">j</text:span><text:span text:style-name="T1">)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09:11:58.304827442</meta:creation-date>
    <dc:date>2019-07-29T10:36:28.097711956</dc:date>
    <meta:editing-duration>PT1H24M9S</meta:editing-duration>
    <meta:editing-cycles>41</meta:editing-cycles>
    <meta:generator>LibreOffice/5.1.6.2$Linux_X86_64 LibreOffice_project/10m0$Build-2</meta:generator>
    <meta:document-statistic meta:object-count="63"/>
  </office:meta>
</office:document-meta>
</file>